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4"/>
          <table:table-cell office:value-type="string" calcext:value-type="string">
            <text:p>Subtotal</text:p>
          </table:table-cell>
        </table:table-row>
        <table:table-row table:style-name="ro1">
          <table:table-cell office:value-type="string" calcext:value-type="string">
            <text:p>Quad analog switch</text:p>
          </table:table-cell>
          <table:table-cell office:value-type="float" office:value="1.3566" calcext:value-type="float">
            <text:p>1.356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2]*[.B2]" office:value-type="float" office:value="1.3566" calcext:value-type="float">
            <text:p>1.3566</text:p>
          </table:table-cell>
        </table:table-row>
        <table:table-row table:style-name="ro1">
          <table:table-cell office:value-type="string" calcext:value-type="string">
            <text:p>Quad op-amp</text:p>
          </table:table-cell>
          <table:table-cell office:value-type="float" office:value="1.8" calcext:value-type="float">
            <text:p>1.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3]*[.B3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384-LUT FPGA</text:p>
          </table:table-cell>
          <table:table-cell table:style-name="ce1" office:value-type="currency" office:currency="USD" office:value="1.31" calcext:value-type="currency">
            <text:p>$1.3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4]*[.B4]" office:value-type="currency" office:currency="USD" office:value="1.31" calcext:value-type="currency">
            <text:p>$1.31</text:p>
          </table:table-cell>
        </table:table-row>
        <table:table-row table:style-name="ro1">
          <table:table-cell office:value-type="string" calcext:value-type="string">
            <text:p>USB interface IC</text:p>
          </table:table-cell>
          <table:table-cell table:style-name="ce1" office:value-type="currency" office:currency="USD" office:value="1.575" calcext:value-type="currency">
            <text:p>$1.5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5]*[.B5]" office:value-type="currency" office:currency="USD" office:value="1.575" calcext:value-type="currency">
            <text:p>$1.58</text:p>
          </table:table-cell>
        </table:table-row>
        <table:table-row table:style-name="ro1">
          <table:table-cell office:value-type="string" calcext:value-type="string">
            <text:p>.1uF bypass cap</text:p>
          </table:table-cell>
          <table:table-cell office:value-type="float" office:value="0.0405" calcext:value-type="float">
            <text:p>0.040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6]*[.B6]" office:value-type="float" office:value="0.0405" calcext:value-type="float">
            <text:p>0.0405</text:p>
          </table:table-cell>
        </table:table-row>
        <table:table-row table:style-name="ro1">
          <table:table-cell office:value-type="string" calcext:value-type="string">
            <text:p>100pF chip cap</text:p>
          </table:table-cell>
          <table:table-cell office:value-type="float" office:value="0.022" calcext:value-type="float">
            <text:p>0.02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7]*[.B7]"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120 Ohm 5% resistor</text:p>
          </table:table-cell>
          <table:table-cell office:value-type="float" office:value="0.01566" calcext:value-type="float">
            <text:p>0.01566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8]*[.B8]" office:value-type="float" office:value="0.03132" calcext:value-type="float">
            <text:p>0.03132</text:p>
          </table:table-cell>
        </table:table-row>
        <table:table-row table:style-name="ro1">
          <table:table-cell office:value-type="string" calcext:value-type="string">
            <text:p>Quad 8.2K 5% resistors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9]*[.B9]" office:value-type="float" office:value="0.01568" calcext:value-type="float">
            <text:p>0.01568</text:p>
          </table:table-cell>
        </table:table-row>
        <table:table-row table:style-name="ro1">
          <table:table-cell office:value-type="string" calcext:value-type="string">
            <text:p>Quad 10K 5% resistors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D10]*[.B10]" office:value-type="float" office:value="0.01568" calcext:value-type="float">
            <text:p>0.01568</text:p>
          </table:table-cell>
        </table:table-row>
        <table:table-row table:style-name="ro1">
          <table:table-cell table:number-columns-repeated="4"/>
          <table:table-cell table:formula="of:=SUM([.E2:.E10])" office:value-type="float" office:value="6.18878" calcext:value-type="float">
            <text:p>6.188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3:28:30.027787050</meta:creation-date>
    <dc:date>2014-09-29T13:37:09.838071784</dc:date>
    <meta:editing-duration>P0D</meta:editing-duration>
    <meta:editing-cycles>1</meta:editing-cycles>
    <meta:document-statistic meta:table-count="1" meta:cell-count="47" meta:object-count="0"/>
    <meta:generator>LibreOffice/4.2.6.3$Linux_X86_64 LibreOffice_project/420m0$Build-3</meta:generator>
  </office:meta>
</office:document-meta>
</file>